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96in" style:rel-column-width="14095*"/>
    </style:style>
    <style:style style:name="Table1.B" style:family="table-column">
      <style:table-column-properties style:column-width="1.9319in" style:rel-column-width="18916*"/>
    </style:style>
    <style:style style:name="Table1.C" style:family="table-column">
      <style:table-column-properties style:column-width="3.3215in" style:rel-column-width="325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1edd0d" officeooo:paragraph-rsid="00164b1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1edd0d" officeooo:paragraph-rsid="00164b13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88d84" officeooo:paragraph-rsid="00164b1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ebfa3" officeooo:paragraph-rsid="00164b1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64b13" officeooo:paragraph-rsid="00164b1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64b13" officeooo:paragraph-rsid="0017a7b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1b53eb" officeooo:paragraph-rsid="00164b1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64b13" officeooo:paragraph-rsid="00164b13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officeooo:rsid="001c3ade" officeooo:paragraph-rsid="00164b13" style:font-style-asian="normal" style:font-style-complex="normal"/>
    </style:style>
    <style:style style:name="P10" style:family="paragraph" style:parent-style-name="Standard">
      <style:text-properties fo:font-weight="bold" officeooo:rsid="00185d95" officeooo:paragraph-rsid="00164b13" style:font-weight-asian="bold" style:font-weight-complex="bold"/>
    </style:style>
    <style:style style:name="P11" style:family="paragraph" style:parent-style-name="Standard">
      <style:text-properties fo:font-weight="bold" officeooo:rsid="001c645e" officeooo:paragraph-rsid="00164b13" style:font-weight-asian="bold" style:font-weight-complex="bold"/>
    </style:style>
    <style:style style:name="P12" style:family="paragraph" style:parent-style-name="Standard">
      <style:text-properties fo:font-weight="bold" officeooo:rsid="001c3ade" officeooo:paragraph-rsid="00164b13" style:font-weight-asian="bold" style:font-weight-complex="bold"/>
    </style:style>
    <style:style style:name="P13" style:family="paragraph" style:parent-style-name="Standard">
      <style:text-properties fo:font-weight="bold" officeooo:rsid="001ebfa3" officeooo:paragraph-rsid="00164b13" style:font-weight-asian="bold" style:font-weight-complex="bold"/>
    </style:style>
    <style:style style:name="P14" style:family="paragraph" style:parent-style-name="Standard">
      <style:text-properties fo:font-weight="bold" officeooo:paragraph-rsid="00164b13" style:font-weight-asian="bold" style:font-weight-complex="bold"/>
    </style:style>
    <style:style style:name="P15" style:family="paragraph" style:parent-style-name="Standard">
      <style:text-properties fo:font-weight="normal" officeooo:rsid="00185d95" officeooo:paragraph-rsid="00164b13" style:font-weight-asian="normal" style:font-weight-complex="normal"/>
    </style:style>
    <style:style style:name="P16" style:family="paragraph" style:parent-style-name="Standard">
      <style:text-properties fo:font-weight="normal" officeooo:rsid="001ebfa3" officeooo:paragraph-rsid="00164b13" style:font-weight-asian="normal" style:font-weight-complex="normal"/>
    </style:style>
    <style:style style:name="P17" style:family="paragraph" style:parent-style-name="Standard">
      <style:text-properties fo:font-weight="normal" officeooo:rsid="00164b13" officeooo:paragraph-rsid="00164b13" style:font-weight-asian="normal" style:font-weight-complex="normal"/>
    </style:style>
    <style:style style:name="P18" style:family="paragraph" style:parent-style-name="Standard">
      <style:text-properties fo:font-style="italic" fo:font-weight="normal" officeooo:rsid="00188d84" officeooo:paragraph-rsid="00164b13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b53eb" officeooo:paragraph-rsid="00164b13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ebfa3" officeooo:paragraph-rsid="00164b13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1edd0d" officeooo:paragraph-rsid="00164b13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164b13" officeooo:paragraph-rsid="00164b13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officeooo:rsid="001c645e" officeooo:paragraph-rsid="00164b13" style:font-style-asian="italic" style:font-style-complex="italic"/>
    </style:style>
    <style:style style:name="P24" style:family="paragraph" style:parent-style-name="Standard">
      <style:text-properties fo:font-style="italic" officeooo:rsid="001c3ade" officeooo:paragraph-rsid="00164b13" style:font-style-asian="italic" style:font-style-complex="italic"/>
    </style:style>
    <style:style style:name="P25" style:family="paragraph" style:parent-style-name="Standard">
      <style:text-properties style:font-name="Courier" fo:font-size="10pt" fo:font-style="normal" fo:font-weight="normal" officeooo:rsid="001b53eb" officeooo:paragraph-rsid="00164b1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" fo:font-size="10pt" fo:font-style="normal" fo:font-weight="normal" officeooo:rsid="001edd0d" officeooo:paragraph-rsid="00164b1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Courier" fo:font-size="10pt" fo:font-style="normal" officeooo:rsid="001c3ade" officeooo:paragraph-rsid="00164b13" style:font-size-asian="10pt" style:font-style-asian="normal" style:font-size-complex="10pt" style:font-style-complex="normal"/>
    </style:style>
    <style:style style:name="P28" style:family="paragraph" style:parent-style-name="Standard">
      <style:text-properties style:font-name="Courier" fo:font-size="10pt" fo:font-weight="normal" officeooo:rsid="001ebfa3" officeooo:paragraph-rsid="00164b13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ourier" fo:font-size="10pt" fo:font-weight="bold" officeooo:rsid="001c645e" officeooo:paragraph-rsid="00164b13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ourier" fo:font-style="normal" fo:font-weight="normal" officeooo:rsid="00164b13" officeooo:paragraph-rsid="00164b1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ans" fo:font-style="normal" fo:font-weight="normal" officeooo:rsid="00164b13" officeooo:paragraph-rsid="00164b13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officeooo:rsid="00164b13" officeooo:paragraph-rsid="00164b13"/>
    </style:style>
    <style:style style:name="P33" style:family="paragraph" style:parent-style-name="Text_20_body">
      <style:text-properties officeooo:rsid="0017a7b6" officeooo:paragraph-rsid="00185ae7"/>
    </style:style>
    <style:style style:name="P34" style:family="paragraph" style:parent-style-name="Text_20_body">
      <style:text-properties officeooo:paragraph-rsid="00185ae7"/>
    </style:style>
    <style:style style:name="P35" style:family="paragraph" style:parent-style-name="Table_20_Contents">
      <style:paragraph-properties fo:text-align="center" style:justify-single-word="false"/>
      <style:text-properties officeooo:rsid="001edd0d" officeooo:paragraph-rsid="00164b13"/>
    </style:style>
    <style:style style:name="P36" style:family="paragraph" style:parent-style-name="Table_20_Contents">
      <style:text-properties officeooo:rsid="001edd0d" officeooo:paragraph-rsid="00164b13"/>
    </style:style>
    <style:style style:name="P37" style:family="paragraph" style:parent-style-name="Table_20_Contents">
      <style:paragraph-properties fo:text-align="center" style:justify-single-word="false"/>
      <style:text-properties officeooo:rsid="00256e7c" officeooo:paragraph-rsid="00164b13"/>
    </style:style>
    <style:style style:name="P38" style:family="paragraph" style:parent-style-name="Table_20_Contents">
      <style:paragraph-properties fo:text-align="start" style:justify-single-word="false"/>
      <style:text-properties officeooo:rsid="001ebfa3" officeooo:paragraph-rsid="00164b13"/>
    </style:style>
    <style:style style:name="P39" style:family="paragraph" style:parent-style-name="Table_20_Contents">
      <style:text-properties officeooo:rsid="001ebfa3" officeooo:paragraph-rsid="00164b13"/>
    </style:style>
    <style:style style:name="T1" style:family="text">
      <style:text-properties officeooo:rsid="00256e7c"/>
    </style:style>
    <style:style style:name="T2" style:family="text">
      <style:text-properties officeooo:rsid="001d035a"/>
    </style:style>
    <style:style style:name="T3" style:family="text">
      <style:text-properties officeooo:rsid="00218865"/>
    </style:style>
    <style:style style:name="T4" style:family="text">
      <style:text-properties officeooo:rsid="001ebfa3"/>
    </style:style>
    <style:style style:name="T5" style:family="text">
      <style:text-properties officeooo:rsid="002315ac"/>
    </style:style>
    <style:style style:name="T6" style:family="text">
      <style:text-properties officeooo:rsid="001edd0d"/>
    </style:style>
    <style:style style:name="T7" style:family="text">
      <style:text-properties officeooo:rsid="00164b13"/>
    </style:style>
    <style:style style:name="T8" style:family="text">
      <style:text-properties officeooo:rsid="0017a7b6"/>
    </style:style>
    <style:style style:name="T9" style:family="text">
      <style:text-properties officeooo:rsid="00185ae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bfa3" style:font-weight-asian="bold" style:font-weight-complex="bold"/>
    </style:style>
    <style:style style:name="T12" style:family="text">
      <style:text-properties fo:font-weight="bold" officeooo:rsid="00185ae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A87<text:span text:style-name="T7">6</text:span> – TEMPO</text:p>
      <text:p text:style-name="P15"/>
      <text:p text:style-name="P17">Os programas para esta aula estão na pasta “bounding”</text:p>
      <text:p text:style-name="P15"/>
      <text:p text:style-name="P10">Exercício 1</text:p>
      <text:p text:style-name="P18">Objetivo: entender <text:span text:style-name="T7">como usar o programa time para medir tempo de execução</text:span></text:p>
      <text:p text:style-name="P3"/>
      <text:p text:style-name="P5">Veja o código do programa simple.c. O que ele faz? Compile o programa e então execute-o usando a instrução: </text:p>
      <text:p text:style-name="P30">$ gcc -osimple simple.c</text:p>
      <text:p text:style-name="P30">$ time ./simple</text:p>
      <text:p text:style-name="P31"/>
      <text:p text:style-name="P32">Que informações aparecem na tela?</text:p>
      <text:p text:style-name="P32">Nesta aula, devemos entender e lidar com todas essas informações.</text:p>
      <text:p text:style-name="P8">Exercício 2</text:p>
      <text:p text:style-name="P22">Objetivo: entender o que é real time</text:p>
      <text:p text:style-name="P5"/>
      <text:p text:style-name="P5">Veja o código do programa waiting.c. O que ele faz? Compile o programa e então execute-o usando o programa time. </text:p>
      <text:p text:style-name="P5"/>
      <text:p text:style-name="P5">a) Qual dos tempos medidos aumentou?</text:p>
      <text:p text:style-name="P5">b) O que esse tempo significa?</text:p>
      <text:p text:style-name="P5"/>
      <text:p text:style-name="P8">Exercício 3</text:p>
      <text:p text:style-name="P22">Objetivo: entender o que é user time</text:p>
      <text:p text:style-name="P5"/>
      <text:p text:style-name="P5">Veja o código do programa fibo.c. O que ele faz? Compile o programa e então execute-o usando o programa time.</text:p>
      <text:p text:style-name="P5"/>
      <text:p text:style-name="P5">a) Qual dos tempos medidos aumentou?</text:p>
      <text:p text:style-name="P5">b) O que esse tempo significa?</text:p>
      <text:p text:style-name="P7"/>
      <text:p text:style-name="P8">Exercício 4</text:p>
      <text:p text:style-name="P22">Objetivo: entender o que é sys time</text:p>
      <text:p text:style-name="P5"/>
      <text:p text:style-name="P5">Veja o código do programa readfile.c. O que ele faz? Compile o programa e então execute-o usando o programa time.</text:p>
      <text:p text:style-name="P5"/>
      <text:p text:style-name="P5">a) Qual dos tempos medidos aumentou?</text:p>
      <text:p text:style-name="P5">b) O que esse tempo significa?</text:p>
      <text:p text:style-name="P7"/>
      <text:p text:style-name="P7"/>
      <text:p text:style-name="P7">Exercício <text:span text:style-name="T8">5</text:span></text:p>
      <text:p text:style-name="P19">Objetivo: <text:span text:style-name="T8">a relação entre user time, real time e threads</text:span></text:p>
      <text:p text:style-name="P19"/>
      <text:p text:style-name="P6">Veja o código do programa readfile.c. O que ele faz? Compile o programa e então execute-o usando o programa time.</text:p>
      <text:p text:style-name="P6"/>
      <text:p text:style-name="Standard">a) Qual dos tempos medidos aumentou?</text:p>
      <text:p text:style-name="Standard">b) O que esse tempo significa?</text:p>
      <text:p text:style-name="Standard"/>
      <text:p text:style-name="P11"><text:soft-page-break/>Exercício <text:span text:style-name="T8">6</text:span></text:p>
      <text:p text:style-name="P23">Objetivo: entender <text:span text:style-name="T8">como medir real time e sys time à partir de um código C</text:span></text:p>
      <text:p text:style-name="P23"/>
      <text:p text:style-name="P33"><text:span text:style-name="T9">Abra o código-fonte de cronometro.c. </text:span></text:p>
      <text:p text:style-name="P33"><text:span text:style-name="T9">a) Quais são os parâmetros da função medir_tempo()?</text:span></text:p>
      <text:p text:style-name="P33"><text:span text:style-name="T9">b) Quais funções são responsáveis por medir o tempo real de execução?</text:span></text:p>
      <text:p text:style-name="P34"><text:span text:style-name="T9">c) Quais funções são responsáveis por medir o tempo user de execução?</text:span></text:p>
      <text:p text:style-name="P34"><text:span text:style-name="T10"/></text:p>
      <text:p text:style-name="P34"><text:span text:style-name="T10">Exercício </text:span><text:span text:style-name="T12">7</text:span></text:p>
      <text:p text:style-name="P20">Objetivo: reconhecer processos que são limitados por CPU (CPU-bounded) e limitados por I/O (I/O-bounded)</text:p>
      <text:p text:style-name="P2"/>
      <text:p text:style-name="P2">Ligue as observações na tabela abaixo às hipóteses que mais provavelmente às explicam. Depois, ligue as hipóteses às respectivas conclusões que podem ser tiradas delas. <text:span text:style-name="T5">Por fim, identifique quais observações significam que o desempenho do programa é limitado por CPU e quais significam que é limitado por I/O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Observação</text:p>
          </table:table-cell>
          <table:table-cell table:style-name="Table1.A1" office:value-type="string">
            <text:p text:style-name="P37">Causa provável (hipótese)</text:p>
          </table:table-cell>
          <table:table-cell table:style-name="Table1.C1" office:value-type="string">
            <text:p text:style-name="P35">Conclusão</text:p>
          </table:table-cell>
        </table:table-row>
        <table:table-row>
          <table:table-cell table:style-name="Table1.A2" office:value-type="string">
            <text:p text:style-name="P39">Real time quase igual a user time</text:p>
          </table:table-cell>
          <table:table-cell table:style-name="Table1.A2" office:value-type="string">
            <text:p text:style-name="P39">Programa passa muito tempo esperando por requisições de sistema</text:p>
          </table:table-cell>
          <table:table-cell table:style-name="Table1.C2" office:value-type="string">
            <text:p text:style-name="P36">O programa provavelmente é multi-thread e tem ganho de desempenho com isso.</text:p>
          </table:table-cell>
        </table:table-row>
        <table:table-row>
          <table:table-cell table:style-name="Table1.A2" office:value-type="string">
            <text:p text:style-name="P38">Real time muito maior que user time</text:p>
          </table:table-cell>
          <table:table-cell table:style-name="Table1.A2" office:value-type="string">
            <text:p text:style-name="P39">Programa passa a maior parte do tempo executando <text:span text:style-name="T1">instruções</text:span></text:p>
          </table:table-cell>
          <table:table-cell table:style-name="Table1.C2" office:value-type="string">
            <text:p text:style-name="P36">Se o programa for single-thread, convertê-lo para multi-thread não terá impacto no desempenho.</text:p>
          </table:table-cell>
        </table:table-row>
        <table:table-row>
          <table:table-cell table:style-name="Table1.A2" office:value-type="string">
            <text:p text:style-name="P39">Real time muito menor que user time</text:p>
          </table:table-cell>
          <table:table-cell table:style-name="Table1.A2" office:value-type="string">
            <text:p text:style-name="P39">Várias threads executam simultaneamente, <text:span text:style-name="T6">e passam a maior parte do tempo executando instruçoes</text:span></text:p>
          </table:table-cell>
          <table:table-cell table:style-name="Table1.C2" office:value-type="string">
            <text:p text:style-name="P36">Se o programa for single-thread, ele poderia ser acelerado se fosse convertido para multi-thread.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52:10.752250159</meta:creation-date>
    <dc:date>2018-05-14T15:39:12.492350412</dc:date>
    <meta:editing-duration>PT19M4S</meta:editing-duration>
    <meta:editing-cycles>1</meta:editing-cycles>
    <meta:document-statistic meta:table-count="1" meta:image-count="0" meta:object-count="0" meta:page-count="2" meta:paragraph-count="50" meta:word-count="447" meta:character-count="2677" meta:non-whitespace-character-count="2276"/>
    <meta:generator>LibreOffice/5.1.6.2$Linux_X86_64 LibreOffice_project/10m0$Build-2</meta:generator>
  </office:meta>
</office:document-meta>
</file>